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Title" style:master-page-name="Standard">
      <style:paragraph-properties fo:text-align="justify" fo:break-before="auto" fo:line-height="115%" fo:margin-bottom="0.353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P2" style:family="paragraph" style:parent-style-name="Standard">
      <style:paragraph-properties fo:text-align="justify" fo:break-before="auto" fo:line-height="115%" fo:margin-bottom="0.353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T2_99" style:family="text"/>
    <style:style style:name="T2_100" style:family="text"/>
    <style:style style:name="T2_101" style:family="text"/>
    <style:style style:name="T2_102" style:family="text"/>
    <style:style style:name="T2_103" style:family="text"/>
    <style:style style:name="T2_104" style:family="text"/>
    <style:style style:name="T2_105" style:family="text"/>
    <style:style style:name="T2_106" style:family="text"/>
    <style:style style:name="T2_107" style:family="text"/>
    <style:style style:name="T2_108" style:family="text"/>
    <style:style style:name="T2_109" style:family="text"/>
    <style:style style:name="T2_110" style:family="text"/>
    <style:style style:name="T2_111" style:family="text"/>
    <style:style style:name="T2_112" style:family="text"/>
    <style:style style:name="T2_113" style:family="text"/>
    <style:style style:name="T2_114" style:family="text"/>
    <style:style style:name="T2_115" style:family="text"/>
    <style:style style:name="T2_116" style:family="text"/>
    <style:style style:name="T2_117" style:family="text"/>
    <style:style style:name="T2_118" style:family="text"/>
    <style:style style:name="T2_119" style:family="text"/>
    <style:style style:name="T2_120" style:family="text"/>
    <style:style style:name="T2_121" style:family="text"/>
    <style:style style:name="T2_122" style:family="text"/>
    <style:style style:name="T2_123" style:family="text"/>
    <style:style style:name="T2_124" style:family="text"/>
    <style:style style:name="T2_125" style:family="text"/>
    <style:style style:name="T2_126" style:family="text"/>
    <style:style style:name="T2_127" style:family="text"/>
    <style:style style:name="T2_128" style:family="text"/>
    <style:style style:name="T2_129" style:family="text"/>
    <style:style style:name="T2_130" style:family="text"/>
    <style:style style:name="T2_131" style:family="text"/>
    <style:style style:name="T2_132" style:family="text"/>
    <style:style style:name="T2_133" style:family="text"/>
    <style:style style:name="T2_134" style:family="text"/>
    <style:style style:name="T2_135" style:family="text"/>
    <style:style style:name="T2_136" style:family="text"/>
    <style:style style:name="T2_137" style:family="text"/>
    <style:style style:name="T2_138" style:family="text"/>
    <style:style style:name="T2_139" style:family="text"/>
    <style:style style:name="T2_140" style:family="text"/>
    <style:style style:name="T2_141" style:family="text"/>
    <style:style style:name="T2_142" style:family="text"/>
    <style:style style:name="T2_143" style:family="text"/>
    <style:style style:name="T2_144" style:family="text"/>
    <style:style style:name="T2_145" style:family="text"/>
    <style:style style:name="T2_146" style:family="text"/>
    <style:style style:name="T2_147" style:family="text"/>
    <style:style style:name="T2_148" style:family="text"/>
    <style:style style:name="T2_149" style:family="text"/>
    <style:style style:name="T2_150" style:family="text"/>
    <style:style style:name="T2_151" style:family="text"/>
    <style:style style:name="T2_152" style:family="text"/>
    <style:style style:name="T2_153" style:family="text"/>
    <style:style style:name="T2_154" style:family="text"/>
    <style:style style:name="T2_155" style:family="text"/>
    <style:style style:name="T2_156" style:family="text"/>
    <style:style style:name="T2_157" style:family="text"/>
    <style:style style:name="T2_158" style:family="text"/>
    <style:style style:name="T2_159" style:family="text"/>
    <style:style style:name="T2_160" style:family="text"/>
    <style:style style:name="T2_161" style:family="text"/>
    <style:style style:name="T2_162" style:family="text"/>
    <style:style style:name="T2_163" style:family="text"/>
    <style:style style:name="T2_164" style:family="text"/>
    <style:style style:name="T2_165" style:family="text"/>
    <style:style style:name="T2_166" style:family="text"/>
    <style:style style:name="T2_167" style:family="text"/>
    <style:style style:name="T2_168" style:family="text"/>
    <style:style style:name="T2_169" style:family="text"/>
    <style:style style:name="T2_170" style:family="text"/>
    <style:style style:name="T2_171" style:family="text"/>
    <style:style style:name="T2_172" style:family="text"/>
    <style:style style:name="T2_173" style:family="text"/>
    <style:style style:name="T2_174" style:family="text"/>
    <style:style style:name="T2_175" style:family="text"/>
    <style:style style:name="T2_176" style:family="text"/>
    <style:style style:name="T2_177" style:family="text"/>
    <style:style style:name="T2_178" style:family="text"/>
    <style:style style:name="T2_179" style:family="text"/>
    <style:style style:name="T2_180" style:family="text"/>
    <style:style style:name="T2_181" style:family="text"/>
    <style:style style:name="T2_182" style:family="text"/>
    <style:style style:name="T2_183" style:family="text"/>
    <style:style style:name="T2_184" style:family="text"/>
    <style:style style:name="T2_185" style:family="text"/>
    <style:style style:name="T2_186" style:family="text"/>
    <style:style style:name="T2_187" style:family="text"/>
    <style:style style:name="T2_188" style:family="text"/>
    <style:style style:name="T2_189" style:family="text"/>
    <style:style style:name="T2_190" style:family="text"/>
    <style:style style:name="T2_191" style:family="text"/>
    <style:style style:name="T2_192" style:family="text"/>
    <style:style style:name="P3" style:family="paragraph" style:parent-style-name="Standard">
      <style:paragraph-properties fo:text-align="justify" fo:break-before="auto" fo:line-height="115%" fo:margin-bottom="0.353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T3_141" style:family="text"/>
    <style:style style:name="T3_142" style:family="text"/>
    <style:style style:name="T3_143" style:family="text"/>
    <style:style style:name="T3_144" style:family="text"/>
    <style:style style:name="T3_145" style:family="text"/>
    <style:style style:name="T3_146" style:family="text"/>
    <style:style style:name="T3_147" style:family="text"/>
    <style:style style:name="T3_148" style:family="text"/>
    <style:style style:name="T3_149" style:family="text"/>
    <style:style style:name="T3_150" style:family="text"/>
    <style:style style:name="T3_151" style:family="text"/>
    <style:style style:name="T3_152" style:family="text"/>
    <style:style style:name="T3_153" style:family="text"/>
    <style:style style:name="T3_154" style:family="text"/>
    <style:style style:name="T3_155" style:family="text"/>
    <style:style style:name="T3_156" style:family="text"/>
    <style:style style:name="T3_157" style:family="text"/>
    <style:style style:name="T3_158" style:family="text"/>
    <style:style style:name="T3_159" style:family="text"/>
    <style:style style:name="T3_160" style:family="text"/>
    <style:style style:name="T3_161" style:family="text"/>
    <style:style style:name="T3_162" style:family="text"/>
    <style:style style:name="T3_163" style:family="text"/>
    <style:style style:name="T3_164" style:family="text"/>
    <style:style style:name="T3_165" style:family="text"/>
    <style:style style:name="T3_166" style:family="text"/>
    <style:style style:name="T3_167" style:family="text"/>
    <style:style style:name="T3_168" style:family="text"/>
    <style:style style:name="T3_169" style:family="text"/>
    <style:style style:name="T3_170" style:family="text"/>
    <style:style style:name="T3_171" style:family="text"/>
    <style:style style:name="T3_172" style:family="text"/>
    <style:style style:name="T3_173" style:family="text"/>
    <style:style style:name="T3_174" style:family="text"/>
    <style:style style:name="T3_175" style:family="text"/>
    <style:style style:name="T3_176" style:family="text"/>
    <style:style style:name="T3_177" style:family="text"/>
    <style:style style:name="T3_178" style:family="text"/>
    <style:style style:name="T3_179" style:family="text"/>
    <style:style style:name="T3_180" style:family="text"/>
    <style:style style:name="T3_181" style:family="text"/>
    <style:style style:name="T3_182" style:family="text"/>
    <style:style style:name="T3_183" style:family="text"/>
    <style:style style:name="T3_184" style:family="text"/>
    <style:style style:name="T3_185" style:family="text"/>
    <style:style style:name="T3_186" style:family="text"/>
    <style:style style:name="T3_187" style:family="text"/>
    <style:style style:name="T3_188" style:family="text"/>
    <style:style style:name="T3_189" style:family="text"/>
    <style:style style:name="T3_190" style:family="text"/>
    <style:style style:name="T3_191" style:family="text"/>
    <style:style style:name="T3_192" style:family="text"/>
    <style:style style:name="T3_193" style:family="text"/>
    <style:style style:name="T3_194" style:family="text"/>
    <style:style style:name="T3_195" style:family="text"/>
    <style:style style:name="T3_196" style:family="text"/>
    <style:style style:name="T3_197" style:family="text"/>
    <style:style style:name="T3_198" style:family="text"/>
    <style:style style:name="T3_199" style:family="text"/>
    <style:style style:name="T3_200" style:family="text"/>
    <style:style style:name="T3_201" style:family="text"/>
    <style:style style:name="T3_202" style:family="text"/>
    <style:style style:name="T3_203" style:family="text"/>
    <style:style style:name="T3_204" style:family="text"/>
    <style:style style:name="T3_205" style:family="text"/>
    <style:style style:name="T3_206" style:family="text"/>
    <style:style style:name="T3_207" style:family="text"/>
    <style:style style:name="T3_208" style:family="text"/>
    <style:style style:name="T3_209" style:family="text"/>
    <style:style style:name="T3_210" style:family="text"/>
    <style:style style:name="T3_211" style:family="text"/>
    <style:style style:name="T3_212" style:family="text"/>
    <style:style style:name="T3_213" style:family="text"/>
    <style:style style:name="T3_214" style:family="text"/>
    <style:style style:name="P4" style:family="paragraph" style:parent-style-name="Standard">
      <style:paragraph-properties fo:text-align="justify" fo:break-before="auto" fo:line-height="115%" fo:margin-bottom="0.353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T4_137" style:family="text"/>
    <style:style style:name="T4_138" style:family="text"/>
    <style:style style:name="T4_139" style:family="text"/>
    <style:style style:name="T4_140" style:family="text"/>
    <style:style style:name="T4_141" style:family="text"/>
    <style:style style:name="T4_142" style:family="text"/>
    <style:style style:name="T4_143" style:family="text"/>
    <style:style style:name="T4_144" style:family="text"/>
    <style:style style:name="P5" style:family="paragraph" style:parent-style-name="Standard">
      <style:paragraph-properties fo:text-align="justify" fo:break-before="auto" fo:line-height="115%" fo:margin-bottom="0.353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T5_184" style:family="text"/>
    <style:style style:name="T5_185" style:family="text"/>
    <style:style style:name="T5_186" style:family="text"/>
    <style:style style:name="T5_187" style:family="text"/>
    <style:style style:name="T5_188" style:family="text"/>
    <style:style style:name="T5_189" style:family="text"/>
    <style:style style:name="T5_190" style:family="text"/>
    <style:style style:name="T5_191" style:family="text"/>
    <style:style style:name="T5_192" style:family="text"/>
    <style:style style:name="T5_193" style:family="text"/>
    <style:style style:name="T5_194" style:family="text"/>
    <style:style style:name="T5_195" style:family="text"/>
    <style:style style:name="T5_196" style:family="text"/>
    <style:style style:name="T5_197" style:family="text"/>
    <style:style style:name="T5_198" style:family="text"/>
    <style:style style:name="T5_199" style:family="text"/>
    <style:style style:name="T5_200" style:family="text"/>
    <style:style style:name="T5_201" style:family="text"/>
    <style:style style:name="T5_202" style:family="text"/>
    <style:style style:name="T5_203" style:family="text"/>
    <style:style style:name="T5_204" style:family="text"/>
    <style:style style:name="T5_205" style:family="text"/>
    <style:style style:name="T5_206" style:family="text"/>
    <style:style style:name="T5_207" style:family="text"/>
    <style:style style:name="T5_208" style:family="text"/>
    <style:style style:name="T5_209" style:family="text"/>
    <style:style style:name="T5_210" style:family="text"/>
    <style:style style:name="T5_211" style:family="text"/>
    <style:style style:name="T5_212" style:family="text"/>
    <style:style style:name="T5_213" style:family="text"/>
    <style:style style:name="T5_214" style:family="text"/>
    <style:style style:name="T5_215" style:family="text"/>
    <style:style style:name="T5_216" style:family="text"/>
    <style:style style:name="T5_217" style:family="text"/>
    <style:style style:name="T5_218" style:family="text"/>
    <style:style style:name="T5_219" style:family="text"/>
    <style:style style:name="T5_220" style:family="text"/>
    <style:style style:name="T5_221" style:family="text"/>
    <style:style style:name="T5_222" style:family="text"/>
    <style:style style:name="T5_223" style:family="text"/>
    <style:style style:name="T5_224" style:family="text"/>
    <style:style style:name="T5_225" style:family="text"/>
    <style:style style:name="T5_226" style:family="text"/>
    <style:style style:name="P6" style:family="paragraph" style:parent-style-name="Standard">
      <style:paragraph-properties fo:text-align="justify" fo:break-before="auto" fo:line-height="115%" fo:margin-bottom="0.353cm" style:writing-mode="lr-tb"/>
    </style:style>
    <style:style style:name="P7" style:family="paragraph" style:parent-style-name="Standard">
      <style:paragraph-properties fo:text-align="justify" fo:break-before="auto" fo:line-height="115%" fo:margin-bottom="0.353cm" style:writing-mode="lr-tb"/>
    </style:style>
    <style:style style:name="T7_1" style:family="text"/>
    <style:style style:name="T7_2" style:family="text"/>
    <style:style style:name="P8" style:family="paragraph" style:parent-style-name="Standard">
      <style:paragraph-properties fo:text-align="justify" fo:break-before="auto" fo:line-height="115%" fo:margin-bottom="0.353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T8_3" style:family="text"/>
    <style:style style:name="T8_4" style:family="text">
      <style:text-properties fo:color="#1155cc" style:text-underline-style="solid" style:text-underline-color="font-color"/>
    </style:style>
    <style:style style:name="T8_5" style:family="text"/>
    <style:style style:name="T8_6" style:family="text">
      <style:text-properties fo:color="#1155cc" style:text-underline-style="solid" style:text-underline-color="font-color"/>
    </style:style>
    <style:style style:name="T8_7" style:family="text"/>
    <style:style style:name="T8_8" style:family="text">
      <style:text-properties fo:color="#1155cc" style:text-underline-style="solid" style:text-underline-color="font-color"/>
    </style:style>
    <style:style style:name="T8_9" style:family="text"/>
    <style:style style:name="T8_10" style:family="text">
      <style:text-properties fo:color="#1155cc" style:text-underline-style="solid" style:text-underline-color="font-color"/>
    </style:style>
    <style:style style:name="T8_11" style:family="text"/>
    <style:style style:name="T8_12" style:family="text">
      <style:text-properties fo:color="#1155cc" style:text-underline-style="solid" style:text-underline-color="font-color"/>
    </style:style>
    <style:style style:name="T8_13" style:family="text"/>
    <style:style style:name="T8_14" style:family="text">
      <style:text-properties fo:color="#1155cc" style:text-underline-style="solid" style:text-underline-color="font-color"/>
    </style:style>
    <style:style style:name="T8_15" style:family="text"/>
    <style:style style:name="T8_16" style:family="text">
      <style:text-properties fo:color="#1155cc" style:text-underline-style="solid" style:text-underline-color="font-color"/>
    </style:style>
    <style:style style:name="T8_17" style:family="text"/>
    <style:style style:name="T8_18" style:family="text">
      <style:text-properties fo:color="#1155cc" style:text-underline-style="solid" style:text-underline-color="font-color"/>
    </style:style>
    <style:style style:name="T8_19" style:family="text"/>
    <style:style style:name="T8_20" style:family="text">
      <style:text-properties fo:color="#1155cc" style:text-underline-style="solid" style:text-underline-color="font-color"/>
    </style:style>
    <style:style style:name="T8_21" style:family="text"/>
    <style:style style:name="T8_22" style:family="text">
      <style:text-properties fo:color="#1155cc" style:text-underline-style="solid" style:text-underline-color="font-color"/>
    </style:style>
    <style:style style:name="T8_23" style:family="text"/>
    <style:style style:name="T8_24" style:family="text">
      <style:text-properties fo:color="#1155cc" style:text-underline-style="solid" style:text-underline-color="font-color"/>
    </style:style>
    <style:style style:name="T8_25" style:family="text"/>
    <style:style style:name="T8_26" style:family="text">
      <style:text-properties fo:color="#1155cc" style:text-underline-style="solid" style:text-underline-color="font-color"/>
    </style:style>
    <style:style style:name="T8_27" style:family="text"/>
    <style:style style:name="T8_28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text-align="justify" fo:break-before="auto" fo:line-height="115%" fo:margin-bottom="0.353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T9_7" style:family="text"/>
    <style:style style:name="T9_8" style:family="text">
      <style:text-properties fo:color="#1155cc" style:text-underline-style="solid" style:text-underline-color="font-color"/>
    </style:style>
    <style:style style:name="T9_9" style:family="text"/>
    <style:style style:name="T9_10" style:family="text">
      <style:text-properties fo:color="#1155cc" style:text-underline-style="solid" style:text-underline-color="font-color"/>
    </style:style>
    <style:style style:name="T9_11" style:family="text"/>
    <style:style style:name="T9_12" style:family="text">
      <style:text-properties fo:color="#1155cc" style:text-underline-style="solid" style:text-underline-color="font-color"/>
    </style:style>
    <style:style style:name="T9_13" style:family="text"/>
    <style:style style:name="T9_14" style:family="text">
      <style:text-properties fo:color="#1155cc" style:text-underline-style="solid" style:text-underline-color="font-color"/>
    </style:style>
    <style:style style:name="T9_15" style:family="text"/>
    <style:style style:name="T9_16" style:family="text">
      <style:text-properties fo:color="#1155cc" style:text-underline-style="solid" style:text-underline-color="font-color"/>
    </style:style>
    <style:style style:name="T9_17" style:family="text"/>
    <style:style style:name="T9_18" style:family="text">
      <style:text-properties fo:color="#1155cc" style:text-underline-style="solid" style:text-underline-color="font-color"/>
    </style:style>
    <style:style style:name="T9_19" style:family="text"/>
    <style:style style:name="T9_20" style:family="text">
      <style:text-properties fo:color="#1155cc" style:text-underline-style="solid" style:text-underline-color="font-color"/>
    </style:style>
    <style:style style:name="T9_21" style:family="text"/>
    <style:style style:name="T9_22" style:family="text">
      <style:text-properties fo:color="#1155cc" style:text-underline-style="solid" style:text-underline-color="font-color"/>
    </style:style>
    <style:style style:name="T9_23" style:family="text"/>
    <style:style style:name="T9_24" style:family="text">
      <style:text-properties fo:color="#1155cc" style:text-underline-style="solid" style:text-underline-color="font-color"/>
    </style:style>
    <style:style style:name="T9_25" style:family="text"/>
    <style:style style:name="T9_26" style:family="text">
      <style:text-properties fo:color="#1155cc" style:text-underline-style="solid" style:text-underline-color="font-color"/>
    </style:style>
    <style:style style:name="T9_27" style:family="text"/>
    <style:style style:name="T9_28" style:family="text">
      <style:text-properties fo:color="#1155cc" style:text-underline-style="solid" style:text-underline-color="font-color"/>
    </style:style>
    <style:style style:name="T9_29" style:family="text"/>
    <style:style style:name="T9_30" style:family="text">
      <style:text-properties fo:color="#1155cc" style:text-underline-style="solid" style:text-underline-color="font-color"/>
    </style:style>
    <style:style style:name="T9_31" style:family="text"/>
    <style:style style:name="T9_32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text-align="justify" fo:break-before="auto" fo:line-height="115%" fo:margin-bottom="0.353cm" style:writing-mode="lr-tb"/>
    </style:style>
  </office:automatic-styles>
  <office:body>
    <office:text>
      <text:p text:style-name="P1"><text:bookmark-start text:name="h.8g3p0uyfhuq"/><text:bookmark-end text:name="h.8g3p0uyfhuq"/><text:span text:style-name="T1_1">Hejty</text:span><text:span text:style-name="T1_2"><text:s/></text:span><text:span text:style-name="T1_3">lecom</text:span><text:span text:style-name="T1_4">!</text:span></text:p>
      <text:p text:style-name="P2"><text:span text:style-name="T2_1">Regularnie</text:span><text:span text:style-name="T2_2"><text:s/></text:span><text:span text:style-name="T2_3">przeglądam</text:span><text:span text:style-name="T2_4"><text:s/></text:span><text:span text:style-name="T2_5">wiele</text:span><text:span text:style-name="T2_6"><text:s/></text:span><text:span text:style-name="T2_7">grup</text:span><text:span text:style-name="T2_8"><text:s/></text:span><text:span text:style-name="T2_9">na</text:span><text:span text:style-name="T2_10"><text:s/></text:span><text:span text:style-name="T2_11">Facebooku</text:span><text:span text:style-name="T2_12"><text:s/></text:span><text:span text:style-name="T2_13">oraz</text:span><text:span text:style-name="T2_14"><text:s/></text:span><text:span text:style-name="T2_15">forum</text:span><text:span text:style-name="T2_16"><text:s/></text:span><text:span text:style-name="T2_17">internetowe</text:span><text:span text:style-name="T2_18">,<text:s/></text:span><text:span text:style-name="T2_19">jakim</text:span><text:span text:style-name="T2_20"><text:s/></text:span><text:span text:style-name="T2_21">jest</text:span><text:span text:style-name="T2_22"><text:s/></text:span><text:span text:style-name="T2_23">MLPPolska</text:span><text:span text:style-name="T2_24">.<text:s/></text:span><text:span text:style-name="T2_25">Ludzie</text:span><text:span text:style-name="T2_26"><text:s/></text:span><text:span text:style-name="T2_27">umieszczają</text:span><text:span text:style-name="T2_28"><text:s/></text:span><text:span text:style-name="T2_29">tam</text:span><text:span text:style-name="T2_30"><text:s/></text:span><text:span text:style-name="T2_31">różne</text:span><text:span text:style-name="T2_32"><text:s/></text:span><text:span text:style-name="T2_33">rzeczy</text:span><text:span text:style-name="T2_34">,<text:s/></text:span><text:span text:style-name="T2_35">na</text:span><text:span text:style-name="T2_36"><text:s/></text:span><text:span text:style-name="T2_37">przykład</text:span><text:span text:style-name="T2_38"><text:s/></text:span><text:span text:style-name="T2_39">rysunki</text:span><text:span text:style-name="T2_40">,<text:s/></text:span><text:span text:style-name="T2_41">fanfiki</text:span><text:span text:style-name="T2_42">,<text:s/></text:span><text:span text:style-name="T2_43">pluszaki</text:span><text:span text:style-name="T2_44"><text:s/></text:span><text:span text:style-name="T2_45">czy</text:span><text:span text:style-name="T2_46"><text:s/></text:span><text:span text:style-name="T2_47">OCki</text:span><text:span text:style-name="T2_48">.<text:s/></text:span><text:span text:style-name="T2_49">Dzieła</text:span><text:span text:style-name="T2_50"><text:s/></text:span><text:span text:style-name="T2_51">te</text:span><text:span text:style-name="T2_52"><text:s/></text:span><text:span text:style-name="T2_53">spotykają</text:span><text:span text:style-name="T2_54"><text:s/></text:span><text:span text:style-name="T2_55">się</text:span><text:span text:style-name="T2_56"><text:s/></text:span><text:span text:style-name="T2_57">z</text:span><text:span text:style-name="T2_58"><text:s/></text:span><text:span text:style-name="T2_59">różnym</text:span><text:span text:style-name="T2_60"><text:s/></text:span><text:span text:style-name="T2_61">odzewem</text:span><text:span text:style-name="T2_62"><text:s/></text:span><text:span text:style-name="T2_63">i</text:span><text:span text:style-name="T2_64"><text:s/></text:span><text:span text:style-name="T2_65">to</text:span><text:span text:style-name="T2_66">,<text:s/></text:span><text:span text:style-name="T2_67">co</text:span><text:span text:style-name="T2_68"><text:s/></text:span><text:span text:style-name="T2_69">widzę</text:span><text:span text:style-name="T2_70">,<text:s/></text:span><text:span text:style-name="T2_71">jest</text:span><text:span text:style-name="T2_72"><text:s/></text:span><text:span text:style-name="T2_73">nierzadko</text:span><text:span text:style-name="T2_74"><text:s/></text:span><text:span text:style-name="T2_75">karygodne</text:span><text:span text:style-name="T2_76">.<text:s/></text:span><text:span text:style-name="T2_77">Wyobraźcie</text:span><text:span text:style-name="T2_78"><text:s/></text:span><text:span text:style-name="T2_79">sobie</text:span><text:span text:style-name="T2_80"><text:s/></text:span><text:span text:style-name="T2_81">dziewczynkę</text:span><text:span text:style-name="T2_82">,<text:s/></text:span><text:span text:style-name="T2_83">lat</text:span><text:span text:style-name="T2_84"><text:s/>13,<text:s/></text:span><text:span text:style-name="T2_85">zamieszczającą</text:span><text:span text:style-name="T2_86"><text:s/></text:span><text:span text:style-name="T2_87">na</text:span><text:span text:style-name="T2_88"><text:s/></text:span><text:span text:style-name="T2_89">grupie</text:span><text:span text:style-name="T2_90"><text:s/></text:span><text:span text:style-name="T2_91">swoje</text:span><text:span text:style-name="T2_92"><text:s/></text:span><text:span text:style-name="T2_93">OC</text:span><text:span text:style-name="T2_94"><text:s/>–<text:s/></text:span><text:span text:style-name="T2_95">księżniczkę</text:span><text:span text:style-name="T2_96"><text:s/></text:span><text:span text:style-name="T2_97">alikorna</text:span><text:span text:style-name="T2_98">.<text:s/></text:span><text:span text:style-name="T2_99">Autorski</text:span><text:span text:style-name="T2_100"><text:s/></text:span><text:span text:style-name="T2_101">kucyk</text:span><text:span text:style-name="T2_102"><text:s/></text:span><text:span text:style-name="T2_103">jest</text:span><text:span text:style-name="T2_104"><text:s/></text:span><text:span text:style-name="T2_105">słodki</text:span><text:span text:style-name="T2_106">,<text:s/></text:span><text:span text:style-name="T2_107">uroczy</text:span><text:span text:style-name="T2_108"><text:s/></text:span><text:span text:style-name="T2_109">i</text:span><text:span text:style-name="T2_110"><text:s/></text:span><text:span text:style-name="T2_111">miły</text:span><text:span text:style-name="T2_112"><text:s/></text:span><text:span text:style-name="T2_113">do</text:span><text:span text:style-name="T2_114"><text:s/></text:span><text:span text:style-name="T2_115">porzygu</text:span><text:span text:style-name="T2_116">,<text:s/></text:span><text:span text:style-name="T2_117">czyli</text:span><text:span text:style-name="T2_118"><text:s/></text:span><text:span text:style-name="T2_119">stanowi</text:span><text:span text:style-name="T2_120"><text:s/></text:span><text:span text:style-name="T2_121">całkiem</text:span><text:span text:style-name="T2_122"><text:s/></text:span><text:span text:style-name="T2_123">dobrą</text:span><text:span text:style-name="T2_124"><text:s/></text:span><text:span text:style-name="T2_125">wersję</text:span><text:span text:style-name="T2_126"><text:s/></text:span><text:span text:style-name="T2_127">twórczości</text:span><text:span text:style-name="T2_128"><text:s/></text:span><text:span text:style-name="T2_129">odpowiedniej</text:span><text:span text:style-name="T2_130"><text:s/></text:span><text:span text:style-name="T2_131">dla</text:span><text:span text:style-name="T2_132"><text:s/></text:span><text:span text:style-name="T2_133">tego</text:span><text:span text:style-name="T2_134"><text:s/></text:span><text:span text:style-name="T2_135">wieku</text:span><text:span text:style-name="T2_136">.<text:s/></text:span><text:span text:style-name="T2_137">Tymczasem</text:span><text:span text:style-name="T2_138"><text:s/></text:span><text:span text:style-name="T2_139">dziewczynka</text:span><text:span text:style-name="T2_140"><text:s/></text:span><text:span text:style-name="T2_141">zostaje</text:span><text:span text:style-name="T2_142"><text:s/></text:span><text:span text:style-name="T2_143">zasypana</text:span><text:span text:style-name="T2_144"><text:s/></text:span><text:span text:style-name="T2_145">toną</text:span><text:span text:style-name="T2_146"><text:s/></text:span><text:span text:style-name="T2_147">agresywnych</text:span><text:span text:style-name="T2_148"><text:s/></text:span><text:span text:style-name="T2_149">komentarzy</text:span><text:span text:style-name="T2_150">,<text:s/></text:span><text:span text:style-name="T2_151">wśród</text:span><text:span text:style-name="T2_152"><text:s/></text:span><text:span text:style-name="T2_153">których</text:span><text:span text:style-name="T2_154"><text:s/></text:span><text:span text:style-name="T2_155">znajdują</text:span><text:span text:style-name="T2_156"><text:s/></text:span><text:span text:style-name="T2_157">się</text:span><text:span text:style-name="T2_158"><text:s/>“</text:span><text:span text:style-name="T2_159">Zabij</text:span><text:span text:style-name="T2_160"><text:s/></text:span><text:span text:style-name="T2_161">się</text:span><text:span text:style-name="T2_162">”<text:s/></text:span><text:span text:style-name="T2_163">i</text:span><text:span text:style-name="T2_164"><text:s/></text:span><text:span text:style-name="T2_165">instrukcje</text:span><text:span text:style-name="T2_166"><text:s/></text:span><text:span text:style-name="T2_167">wiązania</text:span><text:span text:style-name="T2_168"><text:s/></text:span><text:span text:style-name="T2_169">sznura</text:span><text:span text:style-name="T2_170"><text:s/></text:span><text:span text:style-name="T2_171">szubienicznego</text:span><text:span text:style-name="T2_172">.<text:s/></text:span><text:span text:style-name="T2_173">Co</text:span><text:span text:style-name="T2_174"><text:s/></text:span><text:span text:style-name="T2_175">ciekawe</text:span><text:span text:style-name="T2_176">,<text:s/></text:span><text:span text:style-name="T2_177">komentujący</text:span><text:span text:style-name="T2_178"><text:s/></text:span><text:span text:style-name="T2_179">osiemnastkę</text:span><text:span text:style-name="T2_180"><text:s/></text:span><text:span text:style-name="T2_181">na</text:span><text:span text:style-name="T2_182"><text:s/></text:span><text:span text:style-name="T2_183">karku</text:span><text:span text:style-name="T2_184"><text:s/></text:span><text:span text:style-name="T2_185">już</text:span><text:span text:style-name="T2_186"><text:s/></text:span><text:span text:style-name="T2_187">od</text:span><text:span text:style-name="T2_188"><text:s/></text:span><text:span text:style-name="T2_189">dawna</text:span><text:span text:style-name="T2_190"><text:s/></text:span><text:span text:style-name="T2_191">mają</text:span><text:span text:style-name="T2_192">.<text:s/></text:span></text:p>
      <text:p text:style-name="P3"><text:span text:style-name="T3_1">Nie</text:span><text:span text:style-name="T3_2"><text:s/></text:span><text:span text:style-name="T3_3">wiem</text:span><text:span text:style-name="T3_4"><text:s/></text:span><text:span text:style-name="T3_5">i</text:span><text:span text:style-name="T3_6"><text:s/></text:span><text:span text:style-name="T3_7">nie</text:span><text:span text:style-name="T3_8"><text:s/></text:span><text:span text:style-name="T3_9">chcę</text:span><text:span text:style-name="T3_10"><text:s/></text:span><text:span text:style-name="T3_11">wiedzieć</text:span><text:span text:style-name="T3_12">,<text:s/></text:span><text:span text:style-name="T3_13">co</text:span><text:span text:style-name="T3_14"><text:s/></text:span><text:span text:style-name="T3_15">ci</text:span><text:span text:style-name="T3_16"><text:s/></text:span><text:span text:style-name="T3_17">ludzie</text:span><text:span text:style-name="T3_18"><text:s/></text:span><text:span text:style-name="T3_19">mieli</text:span><text:span text:style-name="T3_20"><text:s/></text:span><text:span text:style-name="T3_21">w</text:span><text:span text:style-name="T3_22"><text:s/></text:span><text:span text:style-name="T3_23">głowach</text:span><text:span text:style-name="T3_24">.<text:s/></text:span><text:span text:style-name="T3_25">Chęć</text:span><text:span text:style-name="T3_26"><text:s/></text:span><text:span text:style-name="T3_27">dowartościowania</text:span><text:span text:style-name="T3_28"><text:s/></text:span><text:span text:style-name="T3_29">się</text:span><text:span text:style-name="T3_30">?<text:s/></text:span><text:span text:style-name="T3_31">Popisania</text:span><text:span text:style-name="T3_32"><text:s/></text:span><text:span text:style-name="T3_33">przed</text:span><text:span text:style-name="T3_34"><text:s/></text:span><text:span text:style-name="T3_35">im</text:span><text:span text:style-name="T3_36"><text:s/></text:span><text:span text:style-name="T3_37">podobnymi</text:span><text:span text:style-name="T3_38">?<text:s/></text:span><text:span text:style-name="T3_39">Pragnienie</text:span><text:span text:style-name="T3_40"><text:s/></text:span><text:span text:style-name="T3_41">pokazania</text:span><text:span text:style-name="T3_42"><text:s/></text:span><text:span text:style-name="T3_43">pogardy</text:span><text:span text:style-name="T3_44"><text:s/></text:span><text:span text:style-name="T3_45">wobec</text:span><text:span text:style-name="T3_46"><text:s/></text:span><text:span text:style-name="T3_47">kredkowego</text:span><text:span text:style-name="T3_48"><text:s/></text:span><text:span text:style-name="T3_49">konika</text:span><text:span text:style-name="T3_50">?<text:s text:c="2"/></text:span><text:span text:style-name="T3_51">W</text:span><text:span text:style-name="T3_52"><text:s/></text:span><text:span text:style-name="T3_53">pewnym</text:span><text:span text:style-name="T3_54"><text:s/></text:span><text:span text:style-name="T3_55">momencie</text:span><text:span text:style-name="T3_56"><text:s/></text:span><text:span text:style-name="T3_57">w</text:span><text:span text:style-name="T3_58"><text:s/></text:span><text:span text:style-name="T3_59">fandomie</text:span><text:span text:style-name="T3_60"><text:s/></text:span><text:span text:style-name="T3_61">pojawiła</text:span><text:span text:style-name="T3_62"><text:s/></text:span><text:span text:style-name="T3_63">się</text:span><text:span text:style-name="T3_64"><text:s/></text:span><text:span text:style-name="T3_65">moda</text:span><text:span text:style-name="T3_66"><text:s/></text:span><text:span text:style-name="T3_67">na</text:span><text:span text:style-name="T3_68"><text:s/></text:span><text:span text:style-name="T3_69">hejtowanie</text:span><text:span text:style-name="T3_70"><text:s/></text:span><text:span text:style-name="T3_71">alikornów</text:span><text:span text:style-name="T3_72">.<text:s/></text:span><text:span text:style-name="T3_73">Większość</text:span><text:span text:style-name="T3_74"><text:s/></text:span><text:span text:style-name="T3_75">z</text:span><text:span text:style-name="T3_76"><text:s/></text:span><text:span text:style-name="T3_77">tych</text:span><text:span text:style-name="T3_78"><text:s/></text:span><text:span text:style-name="T3_79">hejtów</text:span><text:span text:style-name="T3_80"><text:s/></text:span><text:span text:style-name="T3_81">można</text:span><text:span text:style-name="T3_82"><text:s/></text:span><text:span text:style-name="T3_83">streścić</text:span><text:span text:style-name="T3_84"><text:s/></text:span><text:span text:style-name="T3_85">słowami</text:span><text:span text:style-name="T3_86"><text:s/>“</text:span><text:span text:style-name="T3_87">ten</text:span><text:span text:style-name="T3_88"><text:s/></text:span><text:span text:style-name="T3_89">OC</text:span><text:span text:style-name="T3_90"><text:s/></text:span><text:span text:style-name="T3_91">to</text:span><text:span text:style-name="T3_92"><text:s/></text:span><text:span text:style-name="T3_93">gówno</text:span><text:span text:style-name="T3_94">,<text:s/></text:span><text:span text:style-name="T3_95">ponieważ</text:span><text:span text:style-name="T3_96"><text:s/></text:span><text:span text:style-name="T3_97">jest</text:span><text:span text:style-name="T3_98"><text:s/></text:span><text:span text:style-name="T3_99">alikornem</text:span><text:span text:style-name="T3_100">”.<text:s/></text:span><text:span text:style-name="T3_101">Do</text:span><text:span text:style-name="T3_102"><text:s/></text:span><text:span text:style-name="T3_103">tego</text:span><text:span text:style-name="T3_104"><text:s/></text:span><text:span text:style-name="T3_105">pojawiają</text:span><text:span text:style-name="T3_106"><text:s/></text:span><text:span text:style-name="T3_107">się</text:span><text:span text:style-name="T3_108"><text:s/></text:span><text:span text:style-name="T3_109">enigmatyczne</text:span><text:span text:style-name="T3_110"><text:s/></text:span><text:span text:style-name="T3_111">zdania</text:span><text:span text:style-name="T3_112"><text:s/></text:span><text:span text:style-name="T3_113">o</text:span><text:span text:style-name="T3_114"><text:s/>“</text:span><text:span text:style-name="T3_115">gwałcie</text:span><text:span text:style-name="T3_116"><text:s/></text:span><text:span text:style-name="T3_117">na</text:span><text:span text:style-name="T3_118"><text:s/></text:span><text:span text:style-name="T3_119">kanonie</text:span><text:span text:style-name="T3_120">”.<text:s/></text:span><text:span text:style-name="T3_121">Jeśli</text:span><text:span text:style-name="T3_122"><text:s/></text:span><text:span text:style-name="T3_123">ktoś</text:span><text:span text:style-name="T3_124"><text:s/></text:span><text:span text:style-name="T3_125">reaguje</text:span><text:span text:style-name="T3_126"><text:s/></text:span><text:span text:style-name="T3_127">na</text:span><text:span text:style-name="T3_128"><text:s/></text:span><text:span text:style-name="T3_129">czyjąś</text:span><text:span text:style-name="T3_130"><text:s/></text:span><text:span text:style-name="T3_131">nieszkodliwą</text:span><text:span text:style-name="T3_132"><text:s/></text:span><text:span text:style-name="T3_133">twórczość</text:span><text:span text:style-name="T3_134"><text:s/></text:span><text:span text:style-name="T3_135">w</text:span><text:span text:style-name="T3_136"><text:s/></text:span><text:span text:style-name="T3_137">taki</text:span><text:span text:style-name="T3_138"><text:s/></text:span><text:span text:style-name="T3_139">sposób</text:span><text:span text:style-name="T3_140">,<text:s/></text:span><text:span text:style-name="T3_141">że</text:span><text:span text:style-name="T3_142"><text:s/></text:span><text:span text:style-name="T3_143">zapomina</text:span><text:span text:style-name="T3_144"><text:s/></text:span><text:span text:style-name="T3_145">o</text:span><text:span text:style-name="T3_146"><text:s/></text:span><text:span text:style-name="T3_147">tym</text:span><text:span text:style-name="T3_148">,<text:s/></text:span><text:span text:style-name="T3_149">czym</text:span><text:span text:style-name="T3_150"><text:s/></text:span><text:span text:style-name="T3_151">jest</text:span><text:span text:style-name="T3_152"><text:s/></text:span><text:span text:style-name="T3_153">konstruktywna</text:span><text:span text:style-name="T3_154"><text:s/></text:span><text:span text:style-name="T3_155">krytyka</text:span><text:span text:style-name="T3_156">,<text:s/></text:span><text:span text:style-name="T3_157">to</text:span><text:span text:style-name="T3_158"><text:s/></text:span><text:span text:style-name="T3_159">chyba</text:span><text:span text:style-name="T3_160"><text:s/></text:span><text:span text:style-name="T3_161">nie</text:span><text:span text:style-name="T3_162"><text:s/></text:span><text:span text:style-name="T3_163">powinien</text:span><text:span text:style-name="T3_164"><text:s/></text:span><text:span text:style-name="T3_165">siadać</text:span><text:span text:style-name="T3_166"><text:s/></text:span><text:span text:style-name="T3_167">do</text:span><text:span text:style-name="T3_168"><text:s/></text:span><text:span text:style-name="T3_169">klawiatury</text:span><text:span text:style-name="T3_170">.<text:s/></text:span><text:span text:style-name="T3_171">Kiedy</text:span><text:span text:style-name="T3_172"><text:s/></text:span><text:span text:style-name="T3_173">zada</text:span><text:span text:style-name="T3_174"><text:s/></text:span><text:span text:style-name="T3_175">się</text:span><text:span text:style-name="T3_176"><text:s/></text:span><text:span text:style-name="T3_177">pytanie</text:span><text:span text:style-name="T3_178"><text:s/>“</text:span><text:span text:style-name="T3_179">A</text:span><text:span text:style-name="T3_180"><text:s/></text:span><text:span text:style-name="T3_181">co</text:span><text:span text:style-name="T3_182"><text:s/></text:span><text:span text:style-name="T3_183">jest</text:span><text:span text:style-name="T3_184"><text:s/></text:span><text:span text:style-name="T3_185">właściwie</text:span><text:span text:style-name="T3_186"><text:s/></text:span><text:span text:style-name="T3_187">złego</text:span><text:span text:style-name="T3_188"><text:s/></text:span><text:span text:style-name="T3_189">w</text:span><text:span text:style-name="T3_190"><text:s/></text:span><text:span text:style-name="T3_191">OC</text:span><text:span text:style-name="T3_192"><text:s/></text:span><text:span text:style-name="T3_193">alikornie</text:span><text:span text:style-name="T3_194">?”,<text:s/></text:span><text:span text:style-name="T3_195">to</text:span><text:span text:style-name="T3_196"><text:s/></text:span><text:span text:style-name="T3_197">taka</text:span><text:span text:style-name="T3_198"><text:s/></text:span><text:span text:style-name="T3_199">osoba</text:span><text:span text:style-name="T3_200"><text:s/></text:span><text:span text:style-name="T3_201">nagle</text:span><text:span text:style-name="T3_202"><text:s/></text:span><text:span text:style-name="T3_203">ma</text:span><text:span text:style-name="T3_204"><text:s/></text:span><text:span text:style-name="T3_205">problem</text:span><text:span text:style-name="T3_206">,<text:s/></text:span><text:span text:style-name="T3_207">by</text:span><text:span text:style-name="T3_208"><text:s/></text:span><text:span text:style-name="T3_209">znaleźć</text:span><text:span text:style-name="T3_210"><text:s/></text:span><text:span text:style-name="T3_211">jakiekolwiek</text:span><text:span text:style-name="T3_212"><text:s/></text:span><text:span text:style-name="T3_213">uzasadnienie</text:span><text:span text:style-name="T3_214">.</text:span></text:p>
      <text:p text:style-name="P4"><text:span text:style-name="T4_1">Ale</text:span><text:span text:style-name="T4_2"><text:s/></text:span><text:span text:style-name="T4_3">nie</text:span><text:span text:style-name="T4_4"><text:s/></text:span><text:span text:style-name="T4_5">o</text:span><text:span text:style-name="T4_6"><text:s/></text:span><text:span text:style-name="T4_7">to</text:span><text:span text:style-name="T4_8"><text:s/></text:span><text:span text:style-name="T4_9">tutaj</text:span><text:span text:style-name="T4_10"><text:s/></text:span><text:span text:style-name="T4_11">chodzi</text:span><text:span text:style-name="T4_12">,<text:s/></text:span><text:span text:style-name="T4_13">tylko</text:span><text:span text:style-name="T4_14"><text:s/></text:span><text:span text:style-name="T4_15">raczej</text:span><text:span text:style-name="T4_16"><text:s/></text:span><text:span text:style-name="T4_17">o</text:span><text:span text:style-name="T4_18"><text:s/></text:span><text:span text:style-name="T4_19">zjawisko</text:span><text:span text:style-name="T4_20">,<text:s/></text:span><text:span text:style-name="T4_21">w</text:span><text:span text:style-name="T4_22"><text:s/></text:span><text:span text:style-name="T4_23">którym</text:span><text:span text:style-name="T4_24"><text:s/></text:span><text:span text:style-name="T4_25">hejt</text:span><text:span text:style-name="T4_26">,<text:s/></text:span><text:span text:style-name="T4_27">a</text:span><text:span text:style-name="T4_28"><text:s/></text:span><text:span text:style-name="T4_29">więc</text:span><text:span text:style-name="T4_30"><text:s/></text:span><text:span text:style-name="T4_31">bezpodstawne</text:span><text:span text:style-name="T4_32"><text:s/></text:span><text:span text:style-name="T4_33">obrażanie</text:span><text:span text:style-name="T4_34"><text:s/></text:span><text:span text:style-name="T4_35">osoby</text:span><text:span text:style-name="T4_36"><text:s/></text:span><text:span text:style-name="T4_37">lub</text:span><text:span text:style-name="T4_38"><text:s/></text:span><text:span text:style-name="T4_39">jej</text:span><text:span text:style-name="T4_40"><text:s/></text:span><text:span text:style-name="T4_41">dzieła</text:span><text:span text:style-name="T4_42">,<text:s/></text:span><text:span text:style-name="T4_43">jest</text:span><text:span text:style-name="T4_44"><text:s/></text:span><text:span text:style-name="T4_45">wręcz</text:span><text:span text:style-name="T4_46"><text:s/></text:span><text:span text:style-name="T4_47">chwalone</text:span><text:span text:style-name="T4_48"><text:s/></text:span><text:span text:style-name="T4_49">przez</text:span><text:span text:style-name="T4_50"><text:s/></text:span><text:span text:style-name="T4_51">środowisko</text:span><text:span text:style-name="T4_52">.<text:s/></text:span><text:span text:style-name="T4_53">Bo</text:span><text:span text:style-name="T4_54"><text:s/></text:span><text:span text:style-name="T4_55">to</text:span><text:span text:style-name="T4_56"><text:s/></text:span><text:span text:style-name="T4_57">przecież</text:span><text:span text:style-name="T4_58"><text:s/></text:span><text:span text:style-name="T4_59">takie</text:span><text:span text:style-name="T4_60"><text:s/></text:span><text:span text:style-name="T4_61">śmieszne</text:span><text:span text:style-name="T4_62"><text:s/></text:span><text:span text:style-name="T4_63">napisać</text:span><text:span text:style-name="T4_64"><text:s/></text:span><text:span text:style-name="T4_65">dzieciakowi</text:span><text:span text:style-name="T4_66"><text:s/>“</text:span><text:span text:style-name="T4_67">zabij</text:span><text:span text:style-name="T4_68"><text:s/></text:span><text:span text:style-name="T4_69">się</text:span><text:span text:style-name="T4_70">”,<text:s/></text:span><text:span text:style-name="T4_71">prawda</text:span><text:span text:style-name="T4_72">?<text:s/></text:span><text:span text:style-name="T4_73">Ano</text:span><text:span text:style-name="T4_74"><text:s/></text:span><text:span text:style-name="T4_75">nie</text:span><text:span text:style-name="T4_76">.<text:s/></text:span><text:span text:style-name="T4_77">Taka</text:span><text:span text:style-name="T4_78"><text:s/></text:span><text:span text:style-name="T4_79">osoba</text:span><text:span text:style-name="T4_80"><text:s/></text:span><text:span text:style-name="T4_81">nic</text:span><text:span text:style-name="T4_82"><text:s/></text:span><text:span text:style-name="T4_83">z</text:span><text:span text:style-name="T4_84"><text:s/></text:span><text:span text:style-name="T4_85">tego</text:span><text:span text:style-name="T4_86"><text:s/></text:span><text:span text:style-name="T4_87">nie</text:span><text:span text:style-name="T4_88"><text:s/></text:span><text:span text:style-name="T4_89">wyciągnie</text:span><text:span text:style-name="T4_90">,<text:s/></text:span><text:span text:style-name="T4_91">a</text:span><text:span text:style-name="T4_92"><text:s/></text:span><text:span text:style-name="T4_93">jeszcze</text:span><text:span text:style-name="T4_94"><text:s/></text:span><text:span text:style-name="T4_95">może</text:span><text:span text:style-name="T4_96"><text:s/></text:span><text:span text:style-name="T4_97">się</text:span><text:span text:style-name="T4_98"><text:s/></text:span><text:span text:style-name="T4_99">zrazić</text:span><text:span text:style-name="T4_100"><text:s/></text:span><text:span text:style-name="T4_101">do</text:span><text:span text:style-name="T4_102"><text:s/></text:span><text:span text:style-name="T4_103">dalszej</text:span><text:span text:style-name="T4_104"><text:s/></text:span><text:span text:style-name="T4_105">twórczości</text:span><text:span text:style-name="T4_106">.<text:s/></text:span><text:span text:style-name="T4_107">Powiem</text:span><text:span text:style-name="T4_108"><text:s/></text:span><text:span text:style-name="T4_109">więcej</text:span><text:span text:style-name="T4_110">,<text:s/></text:span><text:span text:style-name="T4_111">ile</text:span><text:span text:style-name="T4_112"><text:s/></text:span><text:span text:style-name="T4_113">to</text:span><text:span text:style-name="T4_114"><text:s/></text:span><text:span text:style-name="T4_115">było</text:span><text:span text:style-name="T4_116"><text:s/></text:span><text:span text:style-name="T4_117">przypadków</text:span><text:span text:style-name="T4_118">,<text:s/></text:span><text:span text:style-name="T4_119">że</text:span><text:span text:style-name="T4_120"><text:s/></text:span><text:span text:style-name="T4_121">młode</text:span><text:span text:style-name="T4_122"><text:s/></text:span><text:span text:style-name="T4_123">osoby</text:span><text:span text:style-name="T4_124"><text:s/></text:span><text:span text:style-name="T4_125">popełniały</text:span><text:span text:style-name="T4_126"><text:s/></text:span><text:span text:style-name="T4_127">samobójstwa</text:span><text:span text:style-name="T4_128"><text:s/></text:span><text:span text:style-name="T4_129">po</text:span><text:span text:style-name="T4_130"><text:s/></text:span><text:span text:style-name="T4_131">tym</text:span><text:span text:style-name="T4_132">,<text:s/></text:span><text:span text:style-name="T4_133">jak</text:span><text:span text:style-name="T4_134"><text:s/></text:span><text:span text:style-name="T4_135">banda</text:span><text:span text:style-name="T4_136"><text:s/></text:span><text:span text:style-name="T4_137">dowcipnisiów</text:span><text:span text:style-name="T4_138"><text:s/></text:span><text:span text:style-name="T4_139">zrobiła</text:span><text:span text:style-name="T4_140"><text:s/></text:span><text:span text:style-name="T4_141">im</text:span><text:span text:style-name="T4_142"><text:s/></text:span><text:span text:style-name="T4_143">lincz</text:span><text:span text:style-name="T4_144">.</text:span></text:p>
      <text:p text:style-name="P5"><text:span text:style-name="T5_1">Nie</text:span><text:span text:style-name="T5_2"><text:s/></text:span><text:span text:style-name="T5_3">chodzi</text:span><text:span text:style-name="T5_4"><text:s/></text:span><text:span text:style-name="T5_5">o</text:span><text:span text:style-name="T5_6"><text:s/></text:span><text:span text:style-name="T5_7">to</text:span><text:span text:style-name="T5_8">,<text:s/></text:span><text:span text:style-name="T5_9">by</text:span><text:span text:style-name="T5_10"><text:s/></text:span><text:span text:style-name="T5_11">kogoś</text:span><text:span text:style-name="T5_12"><text:s/></text:span><text:span text:style-name="T5_13">klepać</text:span><text:span text:style-name="T5_14"><text:s/></text:span><text:span text:style-name="T5_15">po</text:span><text:span text:style-name="T5_16"><text:s/></text:span><text:span text:style-name="T5_17">główce</text:span><text:span text:style-name="T5_18">,<text:s/></text:span><text:span text:style-name="T5_19">choćby</text:span><text:span text:style-name="T5_20"><text:s/></text:span><text:span text:style-name="T5_21">odwalał</text:span><text:span text:style-name="T5_22"><text:s/></text:span><text:span text:style-name="T5_23">najgorszy</text:span><text:span text:style-name="T5_24"><text:s/></text:span><text:span text:style-name="T5_25">szajs</text:span><text:span text:style-name="T5_26">,<text:s/></text:span><text:span text:style-name="T5_27">tylko</text:span><text:span text:style-name="T5_28"><text:s/></text:span><text:span text:style-name="T5_29">o</text:span><text:span text:style-name="T5_30"><text:s/></text:span><text:span text:style-name="T5_31">to</text:span><text:span text:style-name="T5_32">,<text:s/></text:span><text:span text:style-name="T5_33">by</text:span><text:span text:style-name="T5_34"><text:s/></text:span><text:span text:style-name="T5_35">dostosować</text:span><text:span text:style-name="T5_36"><text:s/></text:span><text:span text:style-name="T5_37">się</text:span><text:span text:style-name="T5_38"><text:s/></text:span><text:span text:style-name="T5_39">do</text:span><text:span text:style-name="T5_40"><text:s/></text:span><text:span text:style-name="T5_41">osoby</text:span><text:span text:style-name="T5_42"><text:s/></text:span><text:span text:style-name="T5_43">oraz</text:span><text:span text:style-name="T5_44"><text:s/></text:span><text:span text:style-name="T5_45">by</text:span><text:span text:style-name="T5_46"><text:s/></text:span><text:span text:style-name="T5_47">jakoś</text:span><text:span text:style-name="T5_48"><text:s/></text:span><text:span text:style-name="T5_49">uzasadniać</text:span><text:span text:style-name="T5_50"><text:s/></text:span><text:span text:style-name="T5_51">słowa</text:span><text:span text:style-name="T5_52"><text:s/></text:span><text:span text:style-name="T5_53">krytyki</text:span><text:span text:style-name="T5_54">.<text:s/>“</text:span><text:span text:style-name="T5_55">Fajne</text:span><text:span text:style-name="T5_56"><text:s/></text:span><text:span text:style-name="T5_57">xD</text:span><text:span text:style-name="T5_58">”<text:s/></text:span><text:span text:style-name="T5_59">jest</text:span><text:span text:style-name="T5_60"><text:s/></text:span><text:span text:style-name="T5_61">słabe</text:span><text:span text:style-name="T5_62">,<text:s/></text:span><text:span text:style-name="T5_63">nudne</text:span><text:span text:style-name="T5_64"><text:s/></text:span><text:span text:style-name="T5_65">i</text:span><text:span text:style-name="T5_66"><text:s/></text:span><text:span text:style-name="T5_67">bezwartościowe</text:span><text:span text:style-name="T5_68">,<text:s/></text:span><text:span text:style-name="T5_69">ale</text:span><text:span text:style-name="T5_70"><text:s/></text:span><text:span text:style-name="T5_71">przynajmniej</text:span><text:span text:style-name="T5_72"><text:s/></text:span><text:span text:style-name="T5_73">nieszkodliwe</text:span><text:span text:style-name="T5_74">.<text:s/></text:span><text:span text:style-name="T5_75">No</text:span><text:span text:style-name="T5_76">,<text:s/></text:span><text:span text:style-name="T5_77">ale</text:span><text:span text:style-name="T5_78"><text:s/></text:span><text:span text:style-name="T5_79">przecież</text:span><text:span text:style-name="T5_80"><text:s/></text:span><text:span text:style-name="T5_81">żeby</text:span><text:span text:style-name="T5_82"><text:s/></text:span><text:span text:style-name="T5_83">napisać</text:span><text:span text:style-name="T5_84">,<text:s/></text:span><text:span text:style-name="T5_85">dlaczego</text:span><text:span text:style-name="T5_86"><text:s/></text:span><text:span text:style-name="T5_87">coś</text:span><text:span text:style-name="T5_88"><text:s/></text:span><text:span text:style-name="T5_89">jest</text:span><text:span text:style-name="T5_90"><text:s/></text:span><text:span text:style-name="T5_91">słabe</text:span><text:span text:style-name="T5_92">,<text:s/></text:span><text:span text:style-name="T5_93">trzeba</text:span><text:span text:style-name="T5_94"><text:s/></text:span><text:span text:style-name="T5_95">chwilę</text:span><text:span text:style-name="T5_96"><text:s/></text:span><text:span text:style-name="T5_97">pomyśleć</text:span><text:span text:style-name="T5_98"><text:s/></text:span><text:span text:style-name="T5_99">i</text:span><text:span text:style-name="T5_100">,<text:s/></text:span><text:span text:style-name="T5_101">co</text:span><text:span text:style-name="T5_102"><text:s/></text:span><text:span text:style-name="T5_103">gorsza</text:span><text:span text:style-name="T5_104">,<text:s/></text:span><text:span text:style-name="T5_105">zastanowić</text:span><text:span text:style-name="T5_106"><text:s/></text:span><text:span text:style-name="T5_107">się</text:span><text:span text:style-name="T5_108">!<text:s/></text:span><text:span text:style-name="T5_109">To</text:span><text:span text:style-name="T5_110"><text:s/></text:span><text:span text:style-name="T5_111">takie</text:span><text:span text:style-name="T5_112"><text:s/></text:span><text:span text:style-name="T5_113">okropne</text:span><text:span text:style-name="T5_114">,<text:s/></text:span><text:span text:style-name="T5_115">zaangażować</text:span><text:span text:style-name="T5_116"><text:s/></text:span><text:span text:style-name="T5_117">mózg</text:span><text:span text:style-name="T5_118"><text:s/></text:span><text:span text:style-name="T5_119">na</text:span><text:span text:style-name="T5_120"><text:s/></text:span><text:span text:style-name="T5_121">jakieś</text:span><text:span text:style-name="T5_122"><text:s/></text:span><text:span text:style-name="T5_123">pięć</text:span><text:span text:style-name="T5_124"><text:s/></text:span><text:span text:style-name="T5_125">minut</text:span><text:span text:style-name="T5_126">.<text:s/></text:span><text:span text:style-name="T5_127">Jeszcze</text:span><text:span text:style-name="T5_128"><text:s/></text:span><text:span text:style-name="T5_129">uznamy</text:span><text:span text:style-name="T5_130">,<text:s/></text:span><text:span text:style-name="T5_131">że</text:span><text:span text:style-name="T5_132"><text:s/></text:span><text:span text:style-name="T5_133">nie</text:span><text:span text:style-name="T5_134"><text:s/></text:span><text:span text:style-name="T5_135">mamy</text:span><text:span text:style-name="T5_136"><text:s/></text:span><text:span text:style-name="T5_137">żadnych</text:span><text:span text:style-name="T5_138"><text:s/></text:span><text:span text:style-name="T5_139">sensownych</text:span><text:span text:style-name="T5_140"><text:s/></text:span><text:span text:style-name="T5_141">argumentów</text:span><text:span text:style-name="T5_142">,<text:s/></text:span><text:span text:style-name="T5_143">a</text:span><text:span text:style-name="T5_144"><text:s/></text:span><text:span text:style-name="T5_145">po</text:span><text:span text:style-name="T5_146"><text:s/></text:span><text:span text:style-name="T5_147">prostu</text:span><text:span text:style-name="T5_148"><text:s/></text:span><text:span text:style-name="T5_149">papugujemy</text:span><text:span text:style-name="T5_150"><text:s/></text:span><text:span text:style-name="T5_151">osoby</text:span><text:span text:style-name="T5_152"><text:s/></text:span><text:span text:style-name="T5_153">znane</text:span><text:span text:style-name="T5_154"><text:s/></text:span><text:span text:style-name="T5_155">i</text:span><text:span text:style-name="T5_156"><text:s/></text:span><text:span text:style-name="T5_157">lubiane</text:span><text:span text:style-name="T5_158"><text:s/></text:span><text:span text:style-name="T5_159">w</text:span><text:span text:style-name="T5_160"><text:s/></text:span><text:span text:style-name="T5_161">fandomie</text:span><text:span text:style-name="T5_162"><text:s/></text:span><text:span text:style-name="T5_163">tęczowych</text:span><text:span text:style-name="T5_164"><text:s/></text:span><text:span text:style-name="T5_165">osiołków</text:span><text:span text:style-name="T5_166">.<text:s/></text:span><text:span text:style-name="T5_167">Każdemu</text:span><text:span text:style-name="T5_168"><text:s/></text:span><text:span text:style-name="T5_169">radzę</text:span><text:span text:style-name="T5_170"><text:s/></text:span><text:span text:style-name="T5_171">parę</text:span><text:span text:style-name="T5_172"><text:s/></text:span><text:span text:style-name="T5_173">razy</text:span><text:span text:style-name="T5_174"><text:s/></text:span><text:span text:style-name="T5_175">zastanowić</text:span><text:span text:style-name="T5_176"><text:s/></text:span><text:span text:style-name="T5_177">się</text:span><text:span text:style-name="T5_178">,<text:s/></text:span><text:span text:style-name="T5_179">jakich</text:span><text:span text:style-name="T5_180"><text:s/></text:span><text:span text:style-name="T5_181">to</text:span><text:span text:style-name="T5_182"><text:s/></text:span><text:span text:style-name="T5_183">głupot</text:span><text:span text:style-name="T5_184"><text:s/></text:span><text:span text:style-name="T5_185">i</text:span><text:span text:style-name="T5_186"><text:s/>“</text:span><text:span text:style-name="T5_187">raków</text:span><text:span text:style-name="T5_188">”<text:s/></text:span><text:span text:style-name="T5_189">on</text:span><text:span text:style-name="T5_190"><text:s/></text:span><text:span text:style-name="T5_191">nie</text:span><text:span text:style-name="T5_192"><text:s/></text:span><text:span text:style-name="T5_193">popełnia</text:span><text:span text:style-name="T5_194"><text:s/></text:span><text:span text:style-name="T5_195">lub</text:span><text:span text:style-name="T5_196"><text:s/></text:span><text:span text:style-name="T5_197">nie</text:span><text:span text:style-name="T5_198"><text:s/></text:span><text:span text:style-name="T5_199">popełniał</text:span><text:span text:style-name="T5_200">.<text:s/></text:span><text:span text:style-name="T5_201">Bo</text:span><text:span text:style-name="T5_202"><text:s/></text:span><text:span text:style-name="T5_203">często</text:span><text:span text:style-name="T5_204"><text:s/></text:span><text:span text:style-name="T5_205">zapomina</text:span><text:span text:style-name="T5_206"><text:s/></text:span><text:span text:style-name="T5_207">wół</text:span><text:span text:style-name="T5_208">,<text:s/></text:span><text:span text:style-name="T5_209">jak</text:span><text:span text:style-name="T5_210"><text:s/></text:span><text:span text:style-name="T5_211">to</text:span><text:span text:style-name="T5_212"><text:s/></text:span><text:span text:style-name="T5_213">cielęciem</text:span><text:span text:style-name="T5_214"><text:s/></text:span><text:span text:style-name="T5_215">był</text:span><text:span text:style-name="T5_216">,<text:s/></text:span><text:span text:style-name="T5_217">choćby</text:span><text:span text:style-name="T5_218"><text:s/></text:span><text:span text:style-name="T5_219">był</text:span><text:span text:style-name="T5_220"><text:s/></text:span><text:span text:style-name="T5_221">nim</text:span><text:span text:style-name="T5_222"><text:s/></text:span><text:span text:style-name="T5_223">zaledwie</text:span><text:span text:style-name="T5_224"><text:s/></text:span><text:span text:style-name="T5_225">wczoraj</text:span><text:span text:style-name="T5_226">.</text:span></text:p>
      <text:p text:style-name="P6"/>
      <text:p text:style-name="P7"><text:span text:style-name="T7_1">Obrazki</text:span><text:span text:style-name="T7_2">:</text:span></text:p>
      <text:p text:style-name="P8"><text:span text:style-name="T8_1"><text:a xlink:type="simple" xlink:href="http://cahandariella.deviantart.com/art/Changeling-wrath-613596155"><text:span text:style-name="T8_2">http</text:span></text:a></text:span><text:span text:style-name="T8_3"><text:a xlink:type="simple" xlink:href="http://cahandariella.deviantart.com/art/Changeling-wrath-613596155"><text:span text:style-name="T8_4">://</text:span></text:a></text:span><text:span text:style-name="T8_5"><text:a xlink:type="simple" xlink:href="http://cahandariella.deviantart.com/art/Changeling-wrath-613596155"><text:span text:style-name="T8_6">cahandariella</text:span></text:a></text:span><text:span text:style-name="T8_7"><text:a xlink:type="simple" xlink:href="http://cahandariella.deviantart.com/art/Changeling-wrath-613596155"><text:span text:style-name="T8_8">.</text:span></text:a></text:span><text:span text:style-name="T8_9"><text:a xlink:type="simple" xlink:href="http://cahandariella.deviantart.com/art/Changeling-wrath-613596155"><text:span text:style-name="T8_10">deviantart</text:span></text:a></text:span><text:span text:style-name="T8_11"><text:a xlink:type="simple" xlink:href="http://cahandariella.deviantart.com/art/Changeling-wrath-613596155"><text:span text:style-name="T8_12">.</text:span></text:a></text:span><text:span text:style-name="T8_13"><text:a xlink:type="simple" xlink:href="http://cahandariella.deviantart.com/art/Changeling-wrath-613596155"><text:span text:style-name="T8_14">com</text:span></text:a></text:span><text:span text:style-name="T8_15"><text:a xlink:type="simple" xlink:href="http://cahandariella.deviantart.com/art/Changeling-wrath-613596155"><text:span text:style-name="T8_16">/</text:span></text:a></text:span><text:span text:style-name="T8_17"><text:a xlink:type="simple" xlink:href="http://cahandariella.deviantart.com/art/Changeling-wrath-613596155"><text:span text:style-name="T8_18">art</text:span></text:a></text:span><text:span text:style-name="T8_19"><text:a xlink:type="simple" xlink:href="http://cahandariella.deviantart.com/art/Changeling-wrath-613596155"><text:span text:style-name="T8_20">/</text:span></text:a></text:span><text:span text:style-name="T8_21"><text:a xlink:type="simple" xlink:href="http://cahandariella.deviantart.com/art/Changeling-wrath-613596155"><text:span text:style-name="T8_22">Changeling</text:span></text:a></text:span><text:span text:style-name="T8_23"><text:a xlink:type="simple" xlink:href="http://cahandariella.deviantart.com/art/Changeling-wrath-613596155"><text:span text:style-name="T8_24">-</text:span></text:a></text:span><text:span text:style-name="T8_25"><text:a xlink:type="simple" xlink:href="http://cahandariella.deviantart.com/art/Changeling-wrath-613596155"><text:span text:style-name="T8_26">wrath</text:span></text:a></text:span><text:span text:style-name="T8_27"><text:a xlink:type="simple" xlink:href="http://cahandariella.deviantart.com/art/Changeling-wrath-613596155"><text:span text:style-name="T8_28">-613596155</text:span></text:a></text:span></text:p>
      <text:p text:style-name="P9"><text:span text:style-name="T9_1"><text:a xlink:type="simple" xlink:href="http://cahandariella.deviantart.com/art/Crystal-Starlight-Glimmer-580644903"><text:span text:style-name="T9_2">http</text:span></text:a></text:span><text:span text:style-name="T9_3"><text:a xlink:type="simple" xlink:href="http://cahandariella.deviantart.com/art/Crystal-Starlight-Glimmer-580644903"><text:span text:style-name="T9_4">://</text:span></text:a></text:span><text:span text:style-name="T9_5"><text:a xlink:type="simple" xlink:href="http://cahandariella.deviantart.com/art/Crystal-Starlight-Glimmer-580644903"><text:span text:style-name="T9_6">cahandariella</text:span></text:a></text:span><text:span text:style-name="T9_7"><text:a xlink:type="simple" xlink:href="http://cahandariella.deviantart.com/art/Crystal-Starlight-Glimmer-580644903"><text:span text:style-name="T9_8">.</text:span></text:a></text:span><text:span text:style-name="T9_9"><text:a xlink:type="simple" xlink:href="http://cahandariella.deviantart.com/art/Crystal-Starlight-Glimmer-580644903"><text:span text:style-name="T9_10">deviantart</text:span></text:a></text:span><text:span text:style-name="T9_11"><text:a xlink:type="simple" xlink:href="http://cahandariella.deviantart.com/art/Crystal-Starlight-Glimmer-580644903"><text:span text:style-name="T9_12">.</text:span></text:a></text:span><text:span text:style-name="T9_13"><text:a xlink:type="simple" xlink:href="http://cahandariella.deviantart.com/art/Crystal-Starlight-Glimmer-580644903"><text:span text:style-name="T9_14">com</text:span></text:a></text:span><text:span text:style-name="T9_15"><text:a xlink:type="simple" xlink:href="http://cahandariella.deviantart.com/art/Crystal-Starlight-Glimmer-580644903"><text:span text:style-name="T9_16">/</text:span></text:a></text:span><text:span text:style-name="T9_17"><text:a xlink:type="simple" xlink:href="http://cahandariella.deviantart.com/art/Crystal-Starlight-Glimmer-580644903"><text:span text:style-name="T9_18">art</text:span></text:a></text:span><text:span text:style-name="T9_19"><text:a xlink:type="simple" xlink:href="http://cahandariella.deviantart.com/art/Crystal-Starlight-Glimmer-580644903"><text:span text:style-name="T9_20">/</text:span></text:a></text:span><text:span text:style-name="T9_21"><text:a xlink:type="simple" xlink:href="http://cahandariella.deviantart.com/art/Crystal-Starlight-Glimmer-580644903"><text:span text:style-name="T9_22">Crystal</text:span></text:a></text:span><text:span text:style-name="T9_23"><text:a xlink:type="simple" xlink:href="http://cahandariella.deviantart.com/art/Crystal-Starlight-Glimmer-580644903"><text:span text:style-name="T9_24">-</text:span></text:a></text:span><text:span text:style-name="T9_25"><text:a xlink:type="simple" xlink:href="http://cahandariella.deviantart.com/art/Crystal-Starlight-Glimmer-580644903"><text:span text:style-name="T9_26">Starlight</text:span></text:a></text:span><text:span text:style-name="T9_27"><text:a xlink:type="simple" xlink:href="http://cahandariella.deviantart.com/art/Crystal-Starlight-Glimmer-580644903"><text:span text:style-name="T9_28">-</text:span></text:a></text:span><text:span text:style-name="T9_29"><text:a xlink:type="simple" xlink:href="http://cahandariella.deviantart.com/art/Crystal-Starlight-Glimmer-580644903"><text:span text:style-name="T9_30">Glimmer</text:span></text:a></text:span><text:span text:style-name="T9_31"><text:a xlink:type="simple" xlink:href="http://cahandariella.deviantart.com/art/Crystal-Starlight-Glimmer-580644903"><text:span text:style-name="T9_32">-580644903</text:span></text:a>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